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auto-grow-height="false" fo:min-height="10.761cm" fo:min-width="10.511cm" fo:wrap-option="no-wrap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1.3cm"/>
    </style:style>
    <style:style style:name="gr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svg:stroke-color="#cc00cc" draw:fill-color="#cc00cc" draw:textarea-horizontal-align="justify" draw:textarea-vertical-align="middle" draw:auto-grow-height="false" fo:min-height="0.084cm" fo:min-width="0cm"/>
    </style:style>
    <style:style style:name="gr5" style:family="graphic" style:parent-style-name="standard">
      <style:graphic-properties svg:stroke-color="#cc00cc" draw:fill-color="#cc00cc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cc00cc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layer="layout" svg:width="11.01cm" svg:height="11.01cm" svg:x="5cm" svg:y="1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1.8cm" svg:height="2cm" svg:x="7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2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draw:transform="rotate (1.5707963267949) translate (5.598cm 11.49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" draw:text-style-name="P2" draw:layer="layout" svg:width="1.171cm" svg:height="1.538cm" draw:transform="rotate (1.52314883821545) translate (5.073cm 11.536cm)" draw:kind="arc" draw:start-angle="37.62" draw:end-angle="138.29">
          <text:p/>
        </draw:ellipse>
        <draw:ellipse draw:style-name="gr5" draw:text-style-name="P2" draw:layer="layout" svg:width="0.784cm" svg:height="1.573cm" draw:transform="skewX (-0.0445058959258554) rotate (1.49679436651034) translate (5.372cm 11.385cm)" draw:kind="arc" draw:start-angle="37.62" draw:end-angle="138.29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8:32:31.666595179</meta:creation-date>
    <dc:date>2017-06-22T19:57:50.755974720</dc:date>
    <meta:editing-duration>PT1H5M28S</meta:editing-duration>
    <meta:editing-cycles>9</meta:editing-cycles>
    <meta:generator>LibreOffice/5.1.6.2$Linux_X86_64 LibreOffice_project/10m0$Build-2</meta:generator>
    <meta:document-statistic meta:object-count="6"/>
  </office:meta>
</office:document-meta>
</file>